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Таблица1" style:family="table">
      <style:table-properties style:width="19.749cm" fo:margin-left="-1.408cm" table:align="left"/>
    </style:style>
    <style:style style:name="Таблица1.A" style:family="table-column">
      <style:table-column-properties style:column-width="5.038cm"/>
    </style:style>
    <style:style style:name="Таблица1.B" style:family="table-column">
      <style:table-column-properties style:column-width="10.499cm"/>
    </style:style>
    <style:style style:name="Таблица1.C" style:family="table-column">
      <style:table-column-properties style:column-width="4.212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2">
      <style:paragraph-properties fo:text-align="center" style:justify-single-word="false"/>
      <style:text-properties fo:font-size="14pt" officeooo:rsid="00075b60" officeooo:paragraph-rsid="00075b60" style:font-size-asian="14pt" style:font-size-complex="14pt"/>
    </style:style>
    <style:style style:name="P2" style:family="paragraph" style:parent-style-name="Heading_20_2">
      <style:text-properties fo:font-size="14pt" officeooo:rsid="00075b60" officeooo:paragraph-rsid="00075b60" style:font-size-asian="14pt" style:font-size-complex="14pt"/>
    </style:style>
    <style:style style:name="P3" style:family="paragraph" style:parent-style-name="Heading_20_2">
      <style:paragraph-properties fo:margin-left="0cm" fo:margin-right="0cm" fo:text-indent="0cm" style:auto-text-indent="false" fo:padding="0cm" fo:border="none"/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rsid="00075b60" officeooo:paragraph-rsid="00075b60" style:font-size-asian="14pt" style:font-size-complex="14pt"/>
    </style:style>
    <style:style style:name="P5" style:family="paragraph" style:parent-style-name="Standard">
      <style:text-properties fo:font-size="14pt" fo:language="ru" fo:country="RU" officeooo:rsid="00075b60" officeooo:paragraph-rsid="00075b60" style:font-size-asian="14pt" style:font-size-complex="14pt"/>
    </style:style>
    <style:style style:name="P6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size="14pt" fo:font-weight="normal" officeooo:paragraph-rsid="00075b60" style:font-size-asian="14pt" style:font-weight-asian="normal" style:font-size-complex="14pt" style:font-weight-complex="normal"/>
    </style:style>
    <style:style style:name="P7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075b60" officeooo:paragraph-rsid="00075b60" style:font-size-asian="14pt" style:font-weight-asian="normal" style:font-size-complex="14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font-size="14pt" officeooo:paragraph-rsid="00075b60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4pt" fo:font-weight="bold" officeooo:paragraph-rsid="00075b60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text-align="center" style:justify-single-word="false"/>
      <style:text-properties fo:font-size="14pt" officeooo:rsid="00075b60" officeooo:paragraph-rsid="00075b60" style:font-size-asian="14pt" style:font-size-complex="14pt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font-size="14pt" officeooo:paragraph-rsid="00075b60" style:font-size-asian="14pt" style:font-size-complex="14pt"/>
    </style:style>
    <style:style style:name="P1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4pt" officeooo:paragraph-rsid="00075b60" style:font-size-asian="14pt" style:font-size-complex="14pt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font-size="14pt" fo:font-style="italic" style:font-size-asian="14pt" style:font-style-asian="italic" style:font-size-complex="14pt" style:font-style-complex="italic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fo:font-size="14pt" fo:background-color="#ffff00" style:font-size-asian="14pt" style:font-size-complex="14pt"/>
    </style:style>
    <style:style style:name="T1" style:family="text">
      <style:text-properties officeooo:rsid="00075b60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75b60"/>
    </style:style>
    <style:style style:name="T5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080808" loext:opacity="100%" style:font-name="JetBrains Mono" fo:language="ru" fo:country="RU" fo:font-style="normal" style:font-style-asian="normal"/>
    </style:style>
    <style:style style:name="T7" style:family="text">
      <style:text-properties fo:color="#080808" loext:opacity="100%" style:font-name="JetBrains Mono" fo:language="ru" fo:country="RU" fo:font-style="normal" officeooo:rsid="00075b60" style:font-style-asian="normal"/>
    </style:style>
    <style:style style:name="T8" style:family="text">
      <style:text-properties fo:color="#080808" loext:opacity="100%" style:font-name="JetBrains Mono" fo:font-style="normal" style:font-style-asian="normal"/>
    </style:style>
    <style:style style:name="T9" style:family="text">
      <style:text-properties fo:color="#080808" loext:opacity="100%" style:font-name="JetBrains Mono" fo:font-style="normal" officeooo:rsid="00075b60" style:font-style-asian="normal"/>
    </style:style>
    <style:style style:name="T10" style:family="text">
      <style:text-properties fo:color="#080808" loext:opacity="100%" style:font-name="JetBrains Mono" fo:language="en" fo:country="US" fo:font-style="normal" officeooo:rsid="00075b60" style:font-style-asian="normal"/>
    </style:style>
    <style:style style:name="T11" style:family="text">
      <style:text-properties fo:color="#174ad4" loext:opacity="100%" style:font-name="JetBrains Mono" fo:font-style="normal" style:font-style-asian="normal"/>
    </style:style>
    <style:style style:name="T12" style:family="text">
      <style:text-properties fo:color="#0033b3" loext:opacity="100%" style:font-name="JetBrains Mono" fo:font-style="normal" style:font-style-asian="normal"/>
    </style:style>
    <style:style style:name="T13" style:family="text">
      <style:text-properties fo:color="#0033b3" loext:opacity="100%" style:font-name="JetBrains Mono" fo:language="ru" fo:country="RU" fo:font-style="normal" style:font-style-asian="normal"/>
    </style:style>
    <style:style style:name="T14" style:family="text">
      <style:text-properties fo:color="#067d17" loext:opacity="100%" style:font-name="JetBrains Mono" fo:font-style="normal" style:font-style-asian="normal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text-line-through-style="solid" style:text-line-through-type="single"/>
    </style:style>
    <style:style style:name="T19" style:family="text">
      <style:text-properties fo:color="#999999" loext:opacity="100%" style:text-line-through-style="solid" style:text-line-through-type="single"/>
    </style:style>
    <style:style style:name="T20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Документ в <text:span text:style-name="T2">html </text:span><text:span text:style-name="T3">всегда начинается с :</text:span></text:p>
      <text:p text:style-name="P4"><text:span text:style-name="T3"/></text:p>
      <text:p text:style-name="P6" loext:marker-style-name="T5"><text:span text:style-name="T6">&lt;!DOCTYPE </text:span><text:span text:style-name="T11">html</text:span><text:span text:style-name="T8">&gt;<text:line-break/>&lt;</text:span><text:span text:style-name="T12">html </text:span><text:span text:style-name="T11">lang</text:span><text:span text:style-name="T14">="en"</text:span><text:span text:style-name="T8">&gt;<text:line-break/>&lt;</text:span><text:span text:style-name="T12">head</text:span><text:span text:style-name="T8">&gt;<text:line-break/> <text:s text:c="3"/>&lt;</text:span><text:span text:style-name="T12">meta </text:span><text:span text:style-name="T11">charset</text:span><text:span text:style-name="T14">="UTF-8"</text:span><text:span text:style-name="T8">&gt;<text:line-break/> <text:s text:c="3"/>&lt;</text:span><text:span text:style-name="T12">title</text:span><text:span text:style-name="T8">&gt;Title&lt;/</text:span><text:span text:style-name="T12">title</text:span><text:span text:style-name="T8">&gt;</text:span></text:p>
      <text:p text:style-name="P6" loext:marker-style-name="T5"><text:span text:style-name="T9">&lt;</text:span><text:span text:style-name="T10">link … &gt;</text:span></text:p>
      <text:p text:style-name="P6" loext:marker-style-name="T5"><text:span text:style-name="T7">или</text:span></text:p>
      <text:p text:style-name="P6" loext:marker-style-name="T5"><text:span text:style-name="T7">&lt;style&gt;…</text:span><text:span text:style-name="T10"> &lt;/style&gt;</text:span><text:span text:style-name="T8"><text:line-break/>&lt;/</text:span><text:span text:style-name="T12">head</text:span><text:span text:style-name="T8">&gt;</text:span></text:p>
      <text:p text:style-name="P6" loext:marker-style-name="T5"><text:span text:style-name="T8"><text:line-break/>&lt;</text:span><text:span text:style-name="T12">body</text:span><text:span text:style-name="T8">&gt;</text:span></text:p>
      <text:p text:style-name="P6" loext:marker-style-name="T5"><text:span text:style-name="T8"/></text:p>
      <text:p text:style-name="P7" loext:marker-style-name="T5"><text:span text:style-name="T8">&lt;</text:span><text:span text:style-name="T10">script&gt; … &lt;/script&gt;</text:span></text:p>
      <text:p text:style-name="P6" loext:marker-style-name="T5"><text:span text:style-name="T6">&lt;/</text:span><text:span text:style-name="T13">body</text:span><text:span text:style-name="T6">&gt;</text:span></text:p>
      <text:p text:style-name="P8"/>
      <text:p text:style-name="P4">Основные теги в <text:span text:style-name="T2">HTML:</text:span></text:p>
      <text:p text:style-name="P4"><text:span text:style-name="T2"/></text:p>
      <text:p text:style-name="P5"><text:span text:style-name="T2">&lt;link rel="stylesheet" href="..."&gt;</text:span></text:p>
      <text:p text:style-name="P4"><text:span text:style-name="T2">&lt;img src="..."&gt;</text:span></text:p>
      <text:p text:style-name="P4"><text:span text:style-name="T2"/></text:p>
      <text:p text:style-name="P4"><text:span text:style-name="T2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1">Имя </text:p>
          </table:table-cell>
          <table:table-cell table:style-name="Таблица1.A1" office:value-type="string">
            <text:p text:style-name="P12">Описание</text:p>
          </table:table-cell>
          <table:table-cell table:style-name="Таблица1.C1" office:value-type="string">
            <text:p text:style-name="P12">Значение свойства display</text:p>
          </table:table-cell>
        </table:table-row>
        <table:table-row>
          <table:table-cell table:style-name="Таблица1.A2" office:value-type="string">
            <text:p text:style-name="P13">&lt;!--...--&gt;</text:p>
          </table:table-cell>
          <table:table-cell table:style-name="Таблица1.A2" office:value-type="string">
            <text:p text:style-name="P13"><text:s/>комментарий в <text:span text:style-name="T2">html</text:span></text:p>
          </table:table-cell>
          <table:table-cell table:style-name="Таблица1.C2" office:value-type="string">
            <text:p text:style-name="P10">none </text:p>
          </table:table-cell>
        </table:table-row>
        <table:table-row>
          <table:table-cell table:style-name="Таблица1.A2" office:value-type="string">
            <text:p text:style-name="P16">&lt;!DOCTYPE&gt; </text:p>
          </table:table-cell>
          <table:table-cell table:style-name="Таблица1.A2" office:value-type="string">
            <text:p text:style-name="P16">показывает браузеру тип документа, сообщает его версию и язык.</text:p>
          </table:table-cell>
          <table:table-cell table:style-name="Таблица1.C2" office:value-type="string">
            <text:p text:style-name="P9">none </text:p>
          </table:table-cell>
        </table:table-row>
        <table:table-row>
          <table:table-cell table:style-name="Таблица1.A2" office:value-type="string">
            <text:p text:style-name="P16">&lt;html&gt;&lt;/html&gt; <text:s/></text:p>
          </table:table-cell>
          <table:table-cell table:style-name="Таблица1.A2" office:value-type="string">
            <text:p text:style-name="P9">корневой тег, который сообщает браузеру, что это HTML-документ. Все остальные элементы помещаются внутри него.</text:p>
          </table:table-cell>
          <table:table-cell table:style-name="Таблица1.C2" office:value-type="string">
            <text:p text:style-name="P9">none </text:p>
          </table:table-cell>
        </table:table-row>
        <table:table-row>
          <table:table-cell table:style-name="Таблица1.A2" office:value-type="string">
            <text:p text:style-name="P16">&lt;head&gt;&lt;/head&gt;</text:p>
          </table:table-cell>
          <table:table-cell table:style-name="Таблица1.A2" office:value-type="string">
            <text:p text:style-name="P10">контейнер для метаданных html-документа<text:line-break/></text:p>
          </table:table-cell>
          <table:table-cell table:style-name="Таблица1.C2" office:value-type="string">
            <text:p text:style-name="P9">none </text:p>
          </table:table-cell>
        </table:table-row>
        <table:table-row>
          <table:table-cell table:style-name="Таблица1.A2" office:value-type="string">
            <text:p text:style-name="P16">&lt;meta&gt; </text:p>
          </table:table-cell>
          <table:table-cell table:style-name="Таблица1.A2" office:value-type="string">
            <text:p text:style-name="P16">тег для оформления метаданных документа, используемых браузером для обработки страницы, а поисковиками — для индексации.</text:p>
          </table:table-cell>
          <table:table-cell table:style-name="Таблица1.C2" office:value-type="string">
            <text:p text:style-name="P9">none </text:p>
          </table:table-cell>
        </table:table-row>
        <table:table-row>
          <table:table-cell table:style-name="Таблица1.A2" office:value-type="string">
            <text:p text:style-name="P10">&lt;title&gt;&lt;/title&gt;<text:line-break/></text:p>
          </table:table-cell>
          <table:table-cell table:style-name="Таблица1.A2" office:value-type="string">
            <text:p text:style-name="P10">заголовок / имя html-документа<text:line-break/></text:p>
          </table:table-cell>
          <table:table-cell table:style-name="Таблица1.C2" office:value-type="string">
            <text:p text:style-name="P9">none </text:p>
          </table:table-cell>
        </table:table-row>
        <table:table-row>
          <table:table-cell table:style-name="Таблица1.A2" office:value-type="string">
            <text:p text:style-name="P10">&lt;link&gt;</text:p>
          </table:table-cell>
          <table:table-cell table:style-name="Таблица1.A2" office:value-type="string">
            <text:p text:style-name="P10">подключает внешние таблицы стилей</text:p>
          </table:table-cell>
          <table:table-cell table:style-name="Таблица1.C2" office:value-type="string">
            <text:p text:style-name="P9">none </text:p>
          </table:table-cell>
        </table:table-row>
        <text:soft-page-break/>
        <table:table-row>
          <table:table-cell table:style-name="Таблица1.A2" office:value-type="string">
            <text:p text:style-name="P10">&lt;script&gt;&lt;/script&gt;</text:p>
          </table:table-cell>
          <table:table-cell table:style-name="Таблица1.A2" office:value-type="string">
            <text:p text:style-name="P10">подключает сценарии к странице</text:p>
          </table:table-cell>
          <table:table-cell table:style-name="Таблица1.C2" office:value-type="string">
            <text:p text:style-name="P9">none </text:p>
          </table:table-cell>
        </table:table-row>
        <table:table-row>
          <table:table-cell table:style-name="Таблица1.A2" office:value-type="string">
            <text:p text:style-name="P10">&lt;style&gt;&lt;/style&gt;</text:p>
          </table:table-cell>
          <table:table-cell table:style-name="Таблица1.A2" office:value-type="string">
            <text:p text:style-name="P10">подключает встраиваемые таблицы стилей</text:p>
          </table:table-cell>
          <table:table-cell table:style-name="Таблица1.C2" office:value-type="string">
            <text:p text:style-name="P9">none</text:p>
          </table:table-cell>
        </table:table-row>
        <table:table-row>
          <table:table-cell table:style-name="Таблица1.A2" office:value-type="string">
            <text:p text:style-name="P10">&lt;base&gt;</text:p>
          </table:table-cell>
          <table:table-cell table:style-name="Таблица1.A2" office:value-type="string">
            <text:p text:style-name="P10">базовый url-адрес, относительно которого вычисляются относительные адреса</text:p>
          </table:table-cell>
          <table:table-cell table:style-name="Таблица1.C2" office:value-type="string">
            <text:p text:style-name="P9">none</text:p>
          </table:table-cell>
        </table:table-row>
        <table:table-row>
          <table:table-cell table:style-name="Таблица1.A2" office:value-type="string">
            <text:p text:style-name="P10">&lt;noscript&gt;&lt;/noscript&gt;</text:p>
          </table:table-cell>
          <table:table-cell table:style-name="Таблица1.A2" office:value-type="string">
            <text:p text:style-name="P10">секция, не поддерживающая скриптblock </text:p>
          </table:table-cell>
          <table:table-cell table:style-name="Таблица1.C2" office:value-type="string">
            <text:p text:style-name="P10">block </text:p>
          </table:table-cell>
        </table:table-row>
        <table:table-row>
          <table:table-cell table:style-name="Таблица1.A2" office:value-type="string">
            <text:p text:style-name="P16">&lt;body&gt;&lt;/body&gt;</text:p>
          </table:table-cell>
          <table:table-cell table:style-name="Таблица1.A2" office:value-type="string">
            <text:p text:style-name="P15">тег, обрамляющий видимую пользователям часть документа. Всё, что вы укажите внутри этого контейнера, отобразится на странице. Тег &lt;body&gt; имеет несколько атрибутов, позволяющих управлять цветами.</text:p>
          </table:table-cell>
          <table:table-cell table:style-name="Таблица1.C2" office:value-type="string">
            <text:p text:style-name="P10">block </text:p>
          </table:table-cell>
        </table:table-row>
        <table:table-row>
          <table:table-cell table:style-name="Таблица1.C2" table:number-columns-spanned="3" office:value-type="string">
            <text:h text:style-name="P1" text:outline-level="2">Форматирование текста</text:h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10"/>
          </table:table-cell>
          <table:table-cell table:style-name="Таблица1.C2" office:value-type="string">
            <text:p text:style-name="P10"/>
          </table:table-cell>
        </table:table-row>
        <table:table-row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10"/>
          </table:table-cell>
          <table:table-cell table:style-name="Таблица1.C2" office:value-type="string">
            <text:p text:style-name="P10"/>
          </table:table-cell>
        </table:table-row>
        <table:table-row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10"/>
          </table:table-cell>
          <table:table-cell table:style-name="Таблица1.C2" office:value-type="string">
            <text:p text:style-name="P10"/>
          </table:table-cell>
        </table:table-row>
        <table:table-row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10"/>
          </table:table-cell>
          <table:table-cell table:style-name="Таблица1.C2" office:value-type="string">
            <text:p text:style-name="P10"/>
          </table:table-cell>
        </table:table-row>
        <table:table-row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10"/>
          </table:table-cell>
          <table:table-cell table:style-name="Таблица1.C2" office:value-type="string">
            <text:p text:style-name="P10"/>
          </table:table-cell>
        </table:table-row>
        <table:table-row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10"/>
          </table:table-cell>
          <table:table-cell table:style-name="Таблица1.C2" office:value-type="string">
            <text:p text:style-name="P10"/>
          </table:table-cell>
        </table:table-row>
        <table:table-row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10"/>
          </table:table-cell>
          <table:table-cell table:style-name="Таблица1.C2" office:value-type="string">
            <text:p text:style-name="P10"/>
          </table:table-cell>
        </table:table-row>
        <table:table-row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10"/>
          </table:table-cell>
          <table:table-cell table:style-name="Таблица1.C2" office:value-type="string">
            <text:p text:style-name="P10"/>
          </table:table-cell>
        </table:table-row>
        <table:table-row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10"/>
          </table:table-cell>
          <table:table-cell table:style-name="Таблица1.C2" office:value-type="string">
            <text:p text:style-name="P10"/>
          </table:table-cell>
        </table:table-row>
        <table:table-row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10"/>
          </table:table-cell>
          <table:table-cell table:style-name="Таблица1.C2" office:value-type="string">
            <text:p text:style-name="P10"/>
          </table:table-cell>
        </table:table-row>
      </table:table>
      <text:p text:style-name="P4"/>
      <text:p text:style-name="P4"><text:span text:style-name="T2"/></text:p>
      <text:p text:style-name="P14"><text:line-break/><text:line-break/></text:p>
      <text:p text:style-name="P14"><text:line-break/></text:p>
      <text:p text:style-name="P4"/>
      <text:p text:style-name="P4"/>
      <text:h text:style-name="P1" text:outline-level="2"/>
      <text:p text:style-name="P14"><text:span text:style-name="T15">&lt;h1&gt;&lt;/h1&gt;.</text:span>.....<text:span text:style-name="T16">&lt;h6&gt;&lt;/h6&gt;</text:span>. — теги заголовков, от самого большого к самому маленькому.</text:p>
      <text:p text:style-name="P17"><text:soft-page-break/>&lt;b&gt;&lt;/b&gt; — жирный текст без придания важности выделенному фрагменту.</text:p>
      <text:p text:style-name="P17">&lt;strong&gt;&lt;/strong&gt; — расставление акцентов в тексте путём выделения его фрагментов полужирным начертанием.</text:p>
      <text:p text:style-name="P14"><text:span text:style-name="T17">&lt;i&gt;&lt;/i&gt; — выделение текста курсивом без придания важности.</text:span><text:line-break/><text:line-break/><text:span text:style-name="T19">&lt;del&gt;&lt;/del&gt; — зачёркивает текст, помечая его удалённым.</text:span><text:line-break/><text:line-break/><text:span text:style-name="T18">&lt;s&gt;&lt;/s&gt; — отображает перечёркнутый текст.</text:span><text:line-break/><text:line-break/><text:span text:style-name="T20">&lt;ins&gt;&lt;/ins&gt; — подчёркивает текст, визуально выделяя внесённые изменения.</text:span><text:line-break/><text:line-break/><text:span text:style-name="T20">&lt;u&gt; — подчёркивание без дополнительного акцентирования внимания.</text:span></text:p>
      <text:p text:style-name="P18">&lt;em&gt;&lt;/em&gt; — расставление акцентов путём выделения фрагментов текста курсивом.</text:p>
      <text:p text:style-name="P19">&lt;mark&gt;&lt;/mark&gt; — выделение частей текста жёлтым маркером.</text:p>
      <text:p text:style-name="P14">&lt;tt&gt;&lt;/tt&gt; — имитация текста, набранного на печатной машинке.<text:line-break/><text:line-break/>&lt;small&gt;&lt;/small&gt; — <text:span text:style-name="T16">отображение фрагмента с меньшим кеглем шрифта, чем у остального </text:span>текста.<text:line-break/><text:line-break/>&lt;sub&gt;&lt;/sub&gt; — подстрочное начертание символов.</text:p>
      <text:p text:style-name="P14">&lt;sup&gt;&lt;/sup&gt; — надстрочное начертание символов.</text:p>
      <text:p text:style-name="P14">&lt;cite&gt;&lt;/cite&gt; — оформление цитат.</text:p>
      <text:p text:style-name="P14">&lt;address&gt; — добавление контактов или подписи автора. При открытии в вею-браузере выделяется курсивом.</text:p>
      <text:p text:style-name="P14">&lt;pre&gt;&lt;/pre&gt; — вывод неформатированного текста с сохранением пробелов и особенностей переносов.</text:p>
      <text:p text:style-name="P14">&lt;p&gt;&lt;/p&gt; — контейнер для абзаца.</text:p>
      <text:p text:style-name="P14">&lt;br&gt; — переносит текст на другую строку без создания абзаца.</text:p>
      <text:p text:style-name="P14">&lt;blockquote&gt; &lt;/blockquote&gt; — отступы с обеих сторон для оформления цитаты или врезки.<text:line-break/><text:line-break/>&lt;q&gt;&lt;/q&gt; — краткое цитирование.</text:p>
      <text:p text:style-name="P14">&lt;dl&gt;&lt;/dl&gt; — контейнер для размещения термина и его определения.</text:p>
      <text:p text:style-name="P14"><text:soft-page-break/>&lt;dt&gt; — добавление термина.</text:p>
      <text:p text:style-name="P14">&lt;dd&gt; — добавление определения понятия<text:line-break/><text:line-break/><text:span text:style-name="T17">&lt;dfn&gt; — выделение термина курсивом.</text:span> Последующий текст должен раскрывать понятие.</text:p>
      <text:p text:style-name="P14">&lt;abbr&gt; — указывает, что текст является аббревиатурой или акронимом. Для добавления пояснения используется атрибут title.</text:p>
      <text:p text:style-name="P14">&lt;ol&gt;&lt;/ol&gt; — <text:span text:style-name="T4">нумеруемый список</text:span>.</text:p>
      <text:p text:style-name="P15">&lt;ul&gt;&lt;/ul&gt; — <text:span text:style-name="T1">НЕ </text:span><text:span text:style-name="T4">нумеруемый список, перечень</text:span>.</text:p>
      <text:p text:style-name="P14">&lt;li&gt; — отметка каждого элемента перечня (цифра или значок в зависимости от типа списка).</text:p>
      <text:p text:style-name="P15">&lt;a&gt;&lt;/a&gt; — добавление гиперссы</text:p>
      <text:p text:style-name="P15">лки в текст. Имеет обязательный атрибут href, в котором указывается ссылка или якорь. Внутри контейнера помещается текст, при нажатии на который происходит переход на другую страницу или другое место на этой же странице.<text:line-break/><text:line-break/>&lt;code&gt;&lt;/code&gt; — выделение фрагмента кода с помощью шрифта monospace. </text:p>
      <text:p text:style-name="P4"/>
      <text:p text:style-name="P4"/>
      <text:h text:style-name="P2" text:outline-level="2">Встраивание элементов</text:h>
      <text:p text:style-name="P14">&lt;img&gt;&lt;/img&gt; — вставка изображения. Имеет атрибут src, который указывает на адрес нужного файла. Есть и другие атрибуты:</text:p>
      <text:p text:style-name="P14">&lt;img src="name" align=?&gt; — выравнивание к одной из сторон документа. Например, значение right переместит рисунок в правый край, а left — в левый.</text:p>
      <text:p text:style-name="P14">&lt;img src="name" border=?&gt; — позволяет настроить в пикселях толщину рамки вокруг изображения.<text:line-break/><text:line-break/>&lt;picture&gt;&lt;/picture&gt; — контейнер для расположения элемента &lt;img&gt; без &lt;source&gt;, который даёт браузеру возможность самостоятельно выбрать подходящую картинку.</text:p>
      <text:p text:style-name="P14">&lt;audio&gt;&lt;/audio&gt;  — вставка звукового контента.</text:p>
      <text:p text:style-name="P14">&lt;video&gt;&lt;/video&gt; — вставка видео (поддерживается Ogg, WebM и MP4).<text:line-break/><text:line-break/>&lt;source&gt;&lt;/source&gt; — указывает местоположение файла для &lt;video&gt;, &lt;audio&gt; и <text:soft-page-break/>&lt;picture&gt;<text:line-break/><text:line-break/>&lt;track&gt; — формирует субтитры для &lt;video&gt; и &lt;audio&gt;.</text:p>
      <text:p text:style-name="P14">&lt;object&gt;&lt;/object&gt; — контейнер, через который встраиваются мультимедийные файлы. Для передачи параметров применяется тег &lt;param&gt;.<text:line-break/><text:line-break/>&lt;hr&gt; — размещает на странице горизонтальную линию. Имеет несколько атрибутов.</text:p>
      <text:p text:style-name="P14">&lt;hr size=?&gt; — устанавливает высоту линии.</text:p>
      <text:p text:style-name="P14">&lt;hr width=?&gt; — устанавливает ширину линии.</text:p>
      <text:p text:style-name="P14">&lt;hr noshade&gt; — убирает тень у линии.</text:p>
      <text:p text:style-name="P14">&lt;hr color=?&gt; — задаёт цвет линии.<text:line-break/><text:line-break/>&lt;script&gt;&lt;/script&gt; — определяет выполнение сценария на стороне посетителя сайта. Может содержать сам скрипт или иметь ссылку на  внешний источник.<text:line-break/><text:line-break/>&lt;noscript&gt;&lt;/noscript&gt; — ограничивает фрагмент документа, в котором скрипт не выполняется.</text:p>
      <text:p text:style-name="P14"> </text:p>
      <text:h text:style-name="P3" text:outline-level="2">Работа с таблицами</text:h>
      <text:p text:style-name="P14">&lt;table&gt;&lt;/table&gt; — размещает таблицу. Все остальные теги для форматирования таблиц должны находиться внутри это контейнера.<text:line-break/><text:line-break/>&lt;thead&gt;&lt;/thead&gt; — определяет заголовок.<text:line-break/><text:line-break/>&lt;tbody&gt;&lt;/tbody&gt; — отмечает тело таблицы.</text:p>
      <text:p text:style-name="P14">&lt;td&gt;&lt;/td&gt; — создаёт одну ячейку.<text:line-break/><text:line-break/>&lt;th&gt;&lt;/th&gt; — указывает на заголовок ячейки.<text:line-break/><text:line-break/>&lt;tr&gt; — создание одной строки.  <text:line-break/><text:line-break/>&lt;tfoot&gt;&lt;/tfoot&gt; — показывает нижний колонтитул.</text:p>
      <text:p text:style-name="P14">&lt;caption&gt;&lt;/caption&gt; — вставляет подпись. Указывается после тега &lt;table&gt;.</text:p>
      <text:p text:style-name="P14"><text:soft-page-break/>&lt;col&gt; — позволяет указать ширину и другие параметры одной или нескольких колонок.</text:p>
      <text:p text:style-name="P14"> </text:p>
      <text:h text:style-name="P3" text:outline-level="2">Создание форм и кнопок</text:h>
      <text:p text:style-name="P14">&lt;form&gt;&lt;/form&gt; — создание форм на странице. С помощью HTML описывается только внешний вид, для выполнения функций требуется запуск соответствующих скриптов на сервере.<text:line-break/> </text:p>
      <text:p text:style-name="P14">&lt;button&gt;&lt;/button&gt; — создаёт интерактивную кнопку. Внутри контейнера нужно поместить текст или изображение.<text:line-break/><text:line-break/>&lt;select multiple name="NAME" size=?&gt;&lt;/select&gt; — формирует меню с поддержкой скроллинга.<text:line-break/><text:line-break/>&lt;select name="NAME"&gt;&lt;/select&gt; — создаёт ниспадающее меню.</text:p>
      <text:p text:style-name="P14">&lt;option&gt;&lt;/option&gt; — описывает каждый отдельный пункт меню.<text:line-break/><text:line-break/>&lt;input&gt; — формирует поля для добавления пользовательских данных.<text:line-break/><text:line-break/>&lt;output&gt; — выводит результаты вычислений, сделанных с помощью скрипта.</text:p>
      <text:p text:style-name="P14">&lt;label&gt; — оформляет пометку для поля, созданного тегом &lt;input&gt;.</text:p>
      <text:p text:style-name="P14"><text:line-break/>&lt;textarea&gt;&lt;/textarea&gt; — создаёт большие поля для ввода текста.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5T16:19:30.333000000</meta:creation-date>
    <dc:date>2023-09-25T16:55:05.695000000</dc:date>
    <meta:editing-duration>PT35M36S</meta:editing-duration>
    <meta:editing-cycles>1</meta:editing-cycles>
    <meta:document-statistic meta:table-count="1" meta:image-count="0" meta:object-count="0" meta:page-count="6" meta:paragraph-count="100" meta:word-count="726" meta:character-count="6187" meta:non-whitespace-character-count="5426"/>
    <meta:generator>LibreOffice/7.6.1.2$Windows_X86_64 LibreOffice_project/f5defcebd022c5bc36bbb79be232cb6926d8f674</meta:generator>
  </office:meta>
</office:document-meta>
</file>